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# from Controls of Trace Metals in Seawater, Bruland and Lohan (2003) 10.1016/B0-08-043751-6/06105-3 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0.0000259" calcext:value-type="float">
            <text:p>2.59E-05</text:p>
          </table:table-cell>
          <table:table-cell table:style-name="Default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0.000000023" calcext:value-type="float">
            <text:p>2.30E-08</text:p>
          </table:table-cell>
          <table:table-cell office:value-type="float" office:value="0.000000004" calcext:value-type="float">
            <text:p>4.00E-09</text:p>
          </table:table-cell>
          <table:table-cell office:value-type="float" office:value="0.00000003" calcext:value-type="float">
            <text:p>3.00E-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0.000416" calcext:value-type="float">
            <text:p>4.16E-04</text:p>
          </table:table-cell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0.00225" calcext:value-type="float">
            <text:p>2.25E-03</text:p>
          </table:table-cell>
          <table:table-cell office:value-type="float" office:value="0.0019" calcext:value-type="float">
            <text:p>1.90E-03</text:p>
          </table:table-cell>
          <table:table-cell office:value-type="float" office:value="0.0025" calcext:value-type="float">
            <text:p>2.50E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</text:p>
          </table:table-cell>
          <table:table-cell office:value-type="float" office:value="0.00059" calcext:value-type="float">
            <text:p>5.90E-04</text:p>
          </table:table-cell>
          <table:table-cell office:value-type="float" office:value="0.00035" calcext:value-type="float">
            <text:p>3.50E-04</text:p>
          </table:table-cell>
          <table:table-cell office:value-type="float" office:value="0.00061" calcext:value-type="float">
            <text:p>6.1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3</text:p>
          </table:table-cell>
          <table:table-cell office:value-type="float" office:value="0.00003" calcext:value-type="float">
            <text:p>3.00E-0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45" calcext:value-type="float">
            <text:p>4.5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0.000175" calcext:value-type="float">
            <text:p>1.75E-04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35" calcext:value-type="float">
            <text:p>3.5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0.000068" calcext:value-type="float">
            <text:p>6.80E-05</text:p>
          </table:table-cell>
          <table:table-cell table:style-name="Default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0.468" calcext:value-type="float">
            <text:p>4.68E-01</text:p>
          </table:table-cell>
          <table:table-cell table:style-name="Default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0.053" calcext:value-type="float">
            <text:p>5.30E-02</text:p>
          </table:table-cell>
          <table:table-cell table:style-name="Default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004" calcext:value-type="float">
            <text:p>4.00E-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0.0000005" calcext:value-type="float">
            <text:p>5.00E-07</text:p>
          </table:table-cell>
          <table:table-cell office:value-type="float" office:value="0.00018" calcext:value-type="float">
            <text:p>1.8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0.0000023" calcext:value-type="float">
            <text:p>2.30E-06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0.0000035" calcext:value-type="float">
            <text:p>3.50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0.028" calcext:value-type="float">
            <text:p>2.80E-02</text:p>
          </table:table-cell>
          <table:table-cell table:style-name="Default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0.546" calcext:value-type="float">
            <text:p>5.46E-01</text:p>
          </table:table-cell>
          <table:table-cell table:style-name="Default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0.0102" calcext:value-type="float">
            <text:p>1.02E-02</text:p>
          </table:table-cell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0.0103" calcext:value-type="float">
            <text:p>1.03E-02</text:p>
          </table:table-cell>
          <table:table-cell office:value-type="float" office:value="0.0101" calcext:value-type="float">
            <text:p>1.01E-02</text:p>
          </table:table-cell>
          <table:table-cell office:value-type="float" office:value="0.0103" calcext:value-type="float">
            <text:p>1.03E-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0.000000000016" calcext:value-type="float">
            <text:p>1.60E-11</text:p>
          </table:table-cell>
          <table:table-cell office:value-type="float" office:value="0.000000000008" calcext:value-type="float">
            <text:p>8.00E-12</text:p>
          </table:table-cell>
          <table:table-cell office:value-type="float" office:value="0.00000000002" calcext:value-type="float">
            <text:p>2.00E-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0.00000000016" calcext:value-type="float">
            <text:p>1.60E-10</text:p>
          </table:table-cell>
          <table:table-cell office:value-type="float" office:value="0.000000000005" calcext:value-type="float">
            <text:p>5.00E-12</text:p>
          </table:table-cell>
          <table:table-cell office:value-type="float" office:value="0.00000000025" calcext:value-type="float">
            <text:p>2.50E-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table:style-name="Default"/>
          <table:table-cell office:value-type="float" office:value="0.00000003" calcext:value-type="float">
            <text:p>3.00E-08</text:p>
          </table:table-cell>
          <table:table-cell office:value-type="float" office:value="0.000000036" calcext:value-type="float">
            <text:p>3.60E-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0.000000004" calcext:value-type="float">
            <text:p>4.00E-09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05" calcext:value-type="float">
            <text:p>5.00E-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000008" calcext:value-type="float">
            <text:p>8.00E-11</text:p>
          </table:table-cell>
          <table:table-cell office:value-type="float" office:value="0.000000005" calcext:value-type="float">
            <text:p>5.00E-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0.0000000005" calcext:value-type="float">
            <text:p>5.00E-10</text:p>
          </table:table-cell>
          <table:table-cell office:value-type="float" office:value="0.00000000002" calcext:value-type="float">
            <text:p>2.00E-11</text:p>
          </table:table-cell>
          <table:table-cell office:value-type="float" office:value="0.000000002" calcext:value-type="float">
            <text:p>2.00E-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0.00000000002" calcext:value-type="float">
            <text:p>2.00E-11</text:p>
          </table:table-cell>
          <table:table-cell office:value-type="float" office:value="0.000000000004" calcext:value-type="float">
            <text:p>4.00E-12</text:p>
          </table:table-cell>
          <table:table-cell office:value-type="float" office:value="0.0000000003" calcext:value-type="float">
            <text:p>3.00E-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0.000000008" calcext:value-type="float">
            <text:p>8.00E-09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12" calcext:value-type="float">
            <text:p>1.20E-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005" calcext:value-type="float">
            <text:p>5.00E-10</text:p>
          </table:table-cell>
          <table:table-cell office:value-type="float" office:value="0.0000000045" calcext:value-type="float">
            <text:p>4.50E-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005" calcext:value-type="float">
            <text:p>5.00E-11</text:p>
          </table:table-cell>
          <table:table-cell office:value-type="float" office:value="0.000000009" calcext:value-type="float">
            <text:p>9.00E-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table:style-name="Default"/>
          <table:table-cell office:value-type="float" office:value="0.000000000012" calcext:value-type="float">
            <text:p>1.20E-11</text:p>
          </table:table-cell>
          <table:table-cell office:value-type="float" office:value="0.00000000003" calcext:value-type="float">
            <text:p>3.00E-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float" office:value="0.00000000007" calcext:value-type="float">
            <text:p>7.00E-11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0.0000000001" calcext:value-type="float">
            <text:p>1.00E-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float" office:value="0.000000023" calcext:value-type="float">
            <text:p>2.30E-08</text:p>
          </table:table-cell>
          <table:table-cell office:value-type="float" office:value="0.00000002" calcext:value-type="float">
            <text:p>2.00E-08</text:p>
          </table:table-cell>
          <table:table-cell office:value-type="float" office:value="0.000000025" calcext:value-type="float">
            <text:p>2.50E-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float" office:value="0.0000000017" calcext:value-type="float">
            <text:p>1.70E-09</text:p>
          </table:table-cell>
          <table:table-cell office:value-type="float" office:value="0.0000000005" calcext:value-type="float">
            <text:p>5.00E-10</text:p>
          </table:table-cell>
          <table:table-cell office:value-type="float" office:value="0.0000000023" calcext:value-type="float">
            <text:p>2.30E-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float" office:value="0.00084" calcext:value-type="float">
            <text:p>8.40E-04</text:p>
          </table:table-cell>
          <table:table-cell table:style-name="Default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0.0000014" calcext:value-type="float">
            <text:p>1.40E-06</text:p>
          </table:table-cell>
          <table:table-cell table:style-name="Default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0.00009" calcext:value-type="float">
            <text:p>9.00E-05</text:p>
          </table:table-cell>
          <table:table-cell table:style-name="Default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0.0000000002" calcext:value-type="float">
            <text:p>2.00E-10</text:p>
          </table:table-cell>
          <table:table-cell office:value-type="float" office:value="0.00000000006" calcext:value-type="float">
            <text:p>6.00E-11</text:p>
          </table:table-cell>
          <table:table-cell office:value-type="float" office:value="0.0000000003" calcext:value-type="float">
            <text:p>3.00E-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0.0000000002" calcext:value-type="float">
            <text:p>2.00E-10</text:p>
          </table:table-cell>
          <table:table-cell office:value-type="float" office:value="0.000000000012" calcext:value-type="float">
            <text:p>1.20E-11</text:p>
          </table:table-cell>
          <table:table-cell office:value-type="float" office:value="0.0000000003" calcext:value-type="float">
            <text:p>3.00E-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/>
          <table:table-cell office:value-type="float" office:value="0.0000000000009" calcext:value-type="float">
            <text:p>9.00E-13</text:p>
          </table:table-cell>
          <table:table-cell office:value-type="float" office:value="0.00000000005" calcext:value-type="float">
            <text:p>5.00E-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0.000000105" calcext:value-type="float">
            <text:p>1.05E-07</text:p>
          </table:table-cell>
          <table:table-cell table:style-name="Default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table:style-name="Default"/>
          <table:table-cell office:value-type="float" office:value="5E-015" calcext:value-type="float">
            <text:p>5.00E-15</text:p>
          </table:table-cell>
          <table:table-cell office:value-type="float" office:value="0.00000000000005" calcext:value-type="float">
            <text:p>5.00E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float" office:value="0.0000000000008" calcext:value-type="float">
            <text:p>8.00E-13</text:p>
          </table:table-cell>
          <table:table-cell office:value-type="float" office:value="0.0000000000004" calcext:value-type="float">
            <text:p>4.00E-13</text:p>
          </table:table-cell>
          <table:table-cell office:value-type="float" office:value="0.000000000001" calcext:value-type="float">
            <text:p>1.00E-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float" office:value="0.0000000000006" calcext:value-type="float">
            <text:p>6.00E-13</text:p>
          </table:table-cell>
          <table:table-cell office:value-type="float" office:value="0.0000000000002" calcext:value-type="float">
            <text:p>2.00E-13</text:p>
          </table:table-cell>
          <table:table-cell office:value-type="float" office:value="0.0000000000007" calcext:value-type="float">
            <text:p>7.00E-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float" office:value="0.00000000002" calcext:value-type="float">
            <text:p>2.00E-11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0.000000000035" calcext:value-type="float">
            <text:p>3.50E-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float" office:value="0.0000000006" calcext:value-type="float">
            <text:p>6.00E-10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0.000000001" calcext:value-type="float">
            <text:p>1.00E-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float" office:value="0.00000000000007" calcext:value-type="float">
            <text:p>7.00E-14</text:p>
          </table:table-cell>
          <table:table-cell office:value-type="float" office:value="0.00000000000004" calcext:value-type="float">
            <text:p>4.00E-14</text:p>
          </table:table-cell>
          <table:table-cell office:value-type="float" office:value="0.0000000000001" calcext:value-type="float">
            <text:p>1.00E-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float" office:value="0.000000000004" calcext:value-type="float">
            <text:p>4.00E-1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0.00000000002" calcext:value-type="float">
            <text:p>2.00E-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float" office:value="0.0000000016" calcext:value-type="float">
            <text:p>1.60E-09</text:p>
          </table:table-cell>
          <table:table-cell table:style-name="Default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float" office:value="0.0000000000006" calcext:value-type="float">
            <text:p>6.00E-13</text:p>
          </table:table-cell>
          <table:table-cell office:value-type="float" office:value="0.0000000000005" calcext:value-type="float">
            <text:p>5.00E-13</text:p>
          </table:table-cell>
          <table:table-cell office:value-type="float" office:value="0.0000000000012" calcext:value-type="float">
            <text:p>1.20E-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float" office:value="0.00000045" calcext:value-type="float">
            <text:p>4.50E-07</text:p>
          </table:table-cell>
          <table:table-cell office:value-type="float" office:value="0.0000004" calcext:value-type="float">
            <text:p>4.00E-07</text:p>
          </table:table-cell>
          <table:table-cell office:value-type="float" office:value="0.00000046" calcext:value-type="float">
            <text:p>4.60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0.0000000022" calcext:value-type="float">
            <text:p>2.20E-09</text:p>
          </table:table-cell>
          <table:table-cell table:style-name="Default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0.00000011" calcext:value-type="float">
            <text:p>1.10E-07</text:p>
          </table:table-cell>
          <table:table-cell office:value-type="float" office:value="0.00000003" calcext:value-type="float">
            <text:p>3.00E-08</text:p>
          </table:table-cell>
          <table:table-cell office:value-type="float" office:value="0.00000015" calcext:value-type="float">
            <text:p>1.50E-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0.0000000000003" calcext:value-type="float">
            <text:p>3.00E-13</text:p>
          </table:table-cell>
          <table:table-cell office:value-type="float" office:value="0.0000000000015" calcext:value-type="float">
            <text:p>1.50E-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float" office:value="0.0000000000007" calcext:value-type="float">
            <text:p>7.00E-13</text:p>
          </table:table-cell>
          <table:table-cell office:value-type="float" office:value="0.0000000000001" calcext:value-type="float">
            <text:p>1.00E-13</text:p>
          </table:table-cell>
          <table:table-cell office:value-type="float" office:value="0.0000000000008" calcext:value-type="float">
            <text:p>8.00E-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float" office:value="0.0000000000002" calcext:value-type="float">
            <text:p>2.00E-13</text:p>
          </table:table-cell>
          <table:table-cell office:value-type="float" office:value="0.00000000000006" calcext:value-type="float">
            <text:p>6.00E-14</text:p>
          </table:table-cell>
          <table:table-cell office:value-type="float" office:value="0.00000000000022" calcext:value-type="float">
            <text:p>2.20E-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float" office:value="0.00000006" calcext:value-type="float">
            <text:p>6.00E-08</text:p>
          </table:table-cell>
          <table:table-cell table:style-name="Default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office:value-type="float" office:value="0.00000004" calcext:value-type="float">
            <text:p>4.00E-08</text:p>
          </table:table-cell>
          <table:table-cell table:style-name="Default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float" office:value="0.00000000000005" calcext:value-type="float">
            <text:p>5.00E-14</text:p>
          </table:table-cell>
          <table:table-cell office:value-type="float" office:value="0.000000000000015" calcext:value-type="float">
            <text:p>1.50E-14</text:p>
          </table:table-cell>
          <table:table-cell office:value-type="float" office:value="0.00000000000006" calcext:value-type="float">
            <text:p>6.00E-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table:style-name="Default"/>
          <table:table-cell office:value-type="float" office:value="5E-016" calcext:value-type="float">
            <text:p>5.00E-16</text:p>
          </table:table-cell>
          <table:table-cell office:value-type="float" office:value="1E-015" calcext:value-type="float">
            <text:p>1.00E-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office:value-type="float" office:value="0.00000000000025" calcext:value-type="float">
            <text:p>2.50E-13</text:p>
          </table:table-cell>
          <table:table-cell office:value-type="float" office:value="0.0000000000002" calcext:value-type="float">
            <text:p>2.00E-13</text:p>
          </table:table-cell>
          <table:table-cell office:value-type="float" office:value="0.0000000000015" calcext:value-type="float">
            <text:p>1.50E-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table:style-name="Default"/>
          <table:table-cell office:value-type="float" office:value="0.00000000001" calcext:value-type="float">
            <text:p>1.00E-11</text:p>
          </table:table-cell>
          <table:table-cell office:value-type="float" office:value="0.0000000001" calcext:value-type="float">
            <text:p>1.00E-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0.0000000000002" calcext:value-type="float">
            <text:p>2.00E-13</text:p>
          </table:table-cell>
          <table:table-cell office:value-type="float" office:value="0.00000000001" calcext:value-type="float">
            <text:p>1.00E-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float" office:value="0.00000000007" calcext:value-type="float">
            <text:p>7.00E-11</text:p>
          </table:table-cell>
          <table:table-cell office:value-type="float" office:value="0.00000000006" calcext:value-type="float">
            <text:p>6.00E-11</text:p>
          </table:table-cell>
          <table:table-cell office:value-type="float" office:value="0.00000000008" calcext:value-type="float">
            <text:p>8.00E-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0.000000000005" calcext:value-type="float">
            <text:p>5.00E-12</text:p>
          </table:table-cell>
          <table:table-cell office:value-type="float" office:value="0.00000000015" calcext:value-type="float">
            <text:p>1.50E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15:28:23.801926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car Branson</meta:initial-creator>
    <meta:creation-date>2024-08-07T17:30:00.046175474</meta:creation-date>
    <dc:date>2024-08-20T15:28:50.973771173</dc:date>
    <dc:creator>Oscar Branson</dc:creator>
    <meta:editing-duration>PT26M34S</meta:editing-duration>
    <meta:editing-cycles>16</meta:editing-cycles>
    <meta:generator>LibreOffice/24.2.5.2$Linux_X86_64 LibreOffice_project/420$Build-2</meta:generator>
    <meta:document-statistic meta:table-count="1" meta:cell-count="278" meta:object-count="0"/>
  </office:meta>
</office:document-meta>
</file>